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77cm"/>
    </style:style>
    <style:style style:name="co4" style:family="table-column">
      <style:table-column-properties fo:break-before="auto" style:column-width="2.9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orecast.Const.TELOP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キー</text:p>
          </table:table-cell>
          <table:table-cell office:value-type="string" calcext:value-type="string">
            <text:p>天気（日本語）</text:p>
          </table:table-cell>
          <table:table-cell office:value-type="string" calcext:value-type="string">
            <text:p>アイコンファイル名</text:p>
          </table:table-cell>
          <table:table-cell office:value-type="string" calcext:value-type="string">
            <text:p>Google アイコン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100.svg</text:p>
          </table:table-cell>
          <table:table-cell table:formula="of:=VLOOKUP([.$C2];[$'気象庁-Google対応表'.$A$2:.$B$31];2;0)" office:value-type="string" office:string-value="sunny" calcext:value-type="string">
            <text:p>sunny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晴山沿い雷雨</text:p>
          </table:table-cell>
          <table:table-cell office:value-type="string" calcext:value-type="string">
            <text:p>100.svg</text:p>
          </table:table-cell>
          <table:table-cell table:formula="of:=VLOOKUP([.$C3];[$'気象庁-Google対応表'.$A$2:.$B$31];2;0)" office:value-type="string" office:string-value="sunny" calcext:value-type="string">
            <text:p>sunny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晴山沿い雪</text:p>
          </table:table-cell>
          <table:table-cell office:value-type="string" calcext:value-type="string">
            <text:p>100.svg</text:p>
          </table:table-cell>
          <table:table-cell table:formula="of:=VLOOKUP([.$C4];[$'気象庁-Google対応表'.$A$2:.$B$31];2;0)" office:value-type="string" office:string-value="sunny" calcext:value-type="string">
            <text:p>sunny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朝の内霧後晴</text:p>
          </table:table-cell>
          <table:table-cell office:value-type="string" calcext:value-type="string">
            <text:p>100.svg</text:p>
          </table:table-cell>
          <table:table-cell table:formula="of:=VLOOKUP([.$C5];[$'気象庁-Google対応表'.$A$2:.$B$31];2;0)" office:value-type="string" office:string-value="sunny" calcext:value-type="string">
            <text:p>sunny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晴明け方霧</text:p>
          </table:table-cell>
          <table:table-cell office:value-type="string" calcext:value-type="string">
            <text:p>100.svg</text:p>
          </table:table-cell>
          <table:table-cell table:formula="of:=VLOOKUP([.$C6];[$'気象庁-Google対応表'.$A$2:.$B$31];2;0)" office:value-type="string" office:string-value="sunny" calcext:value-type="string">
            <text:p>sunny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晴時々曇</text:p>
          </table:table-cell>
          <table:table-cell office:value-type="string" calcext:value-type="string">
            <text:p>101.svg</text:p>
          </table:table-cell>
          <table:table-cell table:formula="of:=VLOOKUP([.$C7];[$'気象庁-Google対応表'.$A$2:.$B$31];2;0)" office:value-type="string" office:string-value="mostly_sunny" calcext:value-type="string">
            <text:p>mostly_sunny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晴朝夕曇</text:p>
          </table:table-cell>
          <table:table-cell office:value-type="string" calcext:value-type="string">
            <text:p>101.svg</text:p>
          </table:table-cell>
          <table:table-cell table:formula="of:=VLOOKUP([.$C8];[$'気象庁-Google対応表'.$A$2:.$B$31];2;0)" office:value-type="string" office:string-value="mostly_sunny" calcext:value-type="string">
            <text:p>mostly_sunny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晴一時雨</text:p>
          </table:table-cell>
          <table:table-cell office:value-type="string" calcext:value-type="string">
            <text:p>102.svg</text:p>
          </table:table-cell>
          <table:table-cell table:formula="of:=VLOOKUP([.$C9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晴時々雨</text:p>
          </table:table-cell>
          <table:table-cell office:value-type="string" calcext:value-type="string">
            <text:p>102.svg</text:p>
          </table:table-cell>
          <table:table-cell table:formula="of:=VLOOKUP([.$C10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晴一時雨か雪</text:p>
          </table:table-cell>
          <table:table-cell office:value-type="string" calcext:value-type="string">
            <text:p>102.svg</text:p>
          </table:table-cell>
          <table:table-cell table:formula="of:=VLOOKUP([.$C11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晴時々雨か雪</text:p>
          </table:table-cell>
          <table:table-cell office:value-type="string" calcext:value-type="string">
            <text:p>102.svg</text:p>
          </table:table-cell>
          <table:table-cell table:formula="of:=VLOOKUP([.$C12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晴一時雨か雷雨</text:p>
          </table:table-cell>
          <table:table-cell office:value-type="string" calcext:value-type="string">
            <text:p>102.svg</text:p>
          </table:table-cell>
          <table:table-cell table:formula="of:=VLOOKUP([.$C13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晴朝夕一時雨</text:p>
          </table:table-cell>
          <table:table-cell office:value-type="string" calcext:value-type="string">
            <text:p>102.svg</text:p>
          </table:table-cell>
          <table:table-cell table:formula="of:=VLOOKUP([.$C14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晴朝の内一時雨</text:p>
          </table:table-cell>
          <table:table-cell office:value-type="string" calcext:value-type="string">
            <text:p>102.svg</text:p>
          </table:table-cell>
          <table:table-cell table:formula="of:=VLOOKUP([.$C15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晴時々雨で雷を伴う</text:p>
          </table:table-cell>
          <table:table-cell office:value-type="string" calcext:value-type="string">
            <text:p>102.svg</text:p>
          </table:table-cell>
          <table:table-cell table:formula="of:=VLOOKUP([.$C16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晴一時雪</text:p>
          </table:table-cell>
          <table:table-cell office:value-type="string" calcext:value-type="string">
            <text:p>104.svg</text:p>
          </table:table-cell>
          <table:table-cell table:formula="of:=VLOOKUP([.$C17];[$'気象庁-Google対応表'.$A$2:.$B$31];2;0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晴時々雪</text:p>
          </table:table-cell>
          <table:table-cell office:value-type="string" calcext:value-type="string">
            <text:p>104.svg</text:p>
          </table:table-cell>
          <table:table-cell table:formula="of:=VLOOKUP([.$C18];[$'気象庁-Google対応表'.$A$2:.$B$31];2;0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晴一時雪か雨</text:p>
          </table:table-cell>
          <table:table-cell office:value-type="string" calcext:value-type="string">
            <text:p>104.svg</text:p>
          </table:table-cell>
          <table:table-cell table:formula="of:=VLOOKUP([.$C19];[$'気象庁-Google対応表'.$A$2:.$B$31];2;0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晴時々雪か雨</text:p>
          </table:table-cell>
          <table:table-cell office:value-type="string" calcext:value-type="string">
            <text:p>104.svg</text:p>
          </table:table-cell>
          <table:table-cell table:formula="of:=VLOOKUP([.$C20];[$'気象庁-Google対応表'.$A$2:.$B$31];2;0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晴後時々曇</text:p>
          </table:table-cell>
          <table:table-cell office:value-type="string" calcext:value-type="string">
            <text:p>110.svg</text:p>
          </table:table-cell>
          <table:table-cell table:formula="of:=VLOOKUP([.$C21];[$'気象庁-Google対応表'.$A$2:.$B$31];2;0)" office:value-type="string" office:string-value="mostly_cloudy" calcext:value-type="string">
            <text:p>mostly_cloudy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晴後曇</text:p>
          </table:table-cell>
          <table:table-cell office:value-type="string" calcext:value-type="string">
            <text:p>110.svg</text:p>
          </table:table-cell>
          <table:table-cell table:formula="of:=VLOOKUP([.$C22];[$'気象庁-Google対応表'.$A$2:.$B$31];2;0)" office:value-type="string" office:string-value="mostly_cloudy" calcext:value-type="string">
            <text:p>mostly_cloudy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晴後一時雨</text:p>
          </table:table-cell>
          <table:table-cell office:value-type="string" calcext:value-type="string">
            <text:p>112.svg</text:p>
          </table:table-cell>
          <table:table-cell table:formula="of:=VLOOKUP([.$C23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晴後時々雨</text:p>
          </table:table-cell>
          <table:table-cell office:value-type="string" calcext:value-type="string">
            <text:p>112.svg</text:p>
          </table:table-cell>
          <table:table-cell table:formula="of:=VLOOKUP([.$C24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晴後雨</text:p>
          </table:table-cell>
          <table:table-cell office:value-type="string" calcext:value-type="string">
            <text:p>112.svg</text:p>
          </table:table-cell>
          <table:table-cell table:formula="of:=VLOOKUP([.$C25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晴後雨か雪</text:p>
          </table:table-cell>
          <table:table-cell office:value-type="string" calcext:value-type="string">
            <text:p>112.svg</text:p>
          </table:table-cell>
          <table:table-cell table:formula="of:=VLOOKUP([.$C26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晴後雨か雷雨</text:p>
          </table:table-cell>
          <table:table-cell office:value-type="string" calcext:value-type="string">
            <text:p>112.svg</text:p>
          </table:table-cell>
          <table:table-cell table:formula="of:=VLOOKUP([.$C27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晴夕方一時雨</text:p>
          </table:table-cell>
          <table:table-cell office:value-type="string" calcext:value-type="string">
            <text:p>112.svg</text:p>
          </table:table-cell>
          <table:table-cell table:formula="of:=VLOOKUP([.$C28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晴午後は雷雨</text:p>
          </table:table-cell>
          <table:table-cell office:value-type="string" calcext:value-type="string">
            <text:p>112.svg</text:p>
          </table:table-cell>
          <table:table-cell table:formula="of:=VLOOKUP([.$C29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晴昼頃から雨</text:p>
          </table:table-cell>
          <table:table-cell office:value-type="string" calcext:value-type="string">
            <text:p>112.svg</text:p>
          </table:table-cell>
          <table:table-cell table:formula="of:=VLOOKUP([.$C30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晴夕方から雨</text:p>
          </table:table-cell>
          <table:table-cell office:value-type="string" calcext:value-type="string">
            <text:p>112.svg</text:p>
          </table:table-cell>
          <table:table-cell table:formula="of:=VLOOKUP([.$C31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晴夜は雨</text:p>
          </table:table-cell>
          <table:table-cell office:value-type="string" calcext:value-type="string">
            <text:p>112.svg</text:p>
          </table:table-cell>
          <table:table-cell table:formula="of:=VLOOKUP([.$C32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晴後一時雪</text:p>
          </table:table-cell>
          <table:table-cell office:value-type="string" calcext:value-type="string">
            <text:p>115.svg</text:p>
          </table:table-cell>
          <table:table-cell table:formula="of:=VLOOKUP([.$C33];[$'気象庁-Google対応表'.$A$2:.$B$31];2;0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晴後時々雪</text:p>
          </table:table-cell>
          <table:table-cell office:value-type="string" calcext:value-type="string">
            <text:p>115.svg</text:p>
          </table:table-cell>
          <table:table-cell table:formula="of:=VLOOKUP([.$C34];[$'気象庁-Google対応表'.$A$2:.$B$31];2;0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晴後雪</text:p>
          </table:table-cell>
          <table:table-cell office:value-type="string" calcext:value-type="string">
            <text:p>115.svg</text:p>
          </table:table-cell>
          <table:table-cell table:formula="of:=VLOOKUP([.$C35];[$'気象庁-Google対応表'.$A$2:.$B$31];2;0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晴後雪か雨</text:p>
          </table:table-cell>
          <table:table-cell office:value-type="string" calcext:value-type="string">
            <text:p>115.svg</text:p>
          </table:table-cell>
          <table:table-cell table:formula="of:=VLOOKUP([.$C36];[$'気象庁-Google対応表'.$A$2:.$B$31];2;0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曇</text:p>
          </table:table-cell>
          <table:table-cell office:value-type="string" calcext:value-type="string">
            <text:p>200.svg</text:p>
          </table:table-cell>
          <table:table-cell table:formula="of:=VLOOKUP([.$C37];[$'気象庁-Google対応表'.$A$2:.$B$31];2;0)" office:value-type="string" office:string-value="cloudy" calcext:value-type="string">
            <text:p>cloudy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霧</text:p>
          </table:table-cell>
          <table:table-cell office:value-type="string" calcext:value-type="string">
            <text:p>200.svg</text:p>
          </table:table-cell>
          <table:table-cell table:formula="of:=VLOOKUP([.$C38];[$'気象庁-Google対応表'.$A$2:.$B$31];2;0)" office:value-type="string" office:string-value="cloudy" calcext:value-type="string">
            <text:p>cloudy</text:p>
          </table:table-cell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曇海上海岸は霧か霧雨</text:p>
          </table:table-cell>
          <table:table-cell office:value-type="string" calcext:value-type="string">
            <text:p>200.svg</text:p>
          </table:table-cell>
          <table:table-cell table:formula="of:=VLOOKUP([.$C39];[$'気象庁-Google対応表'.$A$2:.$B$31];2;0)" office:value-type="string" office:string-value="cloudy" calcext:value-type="string">
            <text:p>cloudy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曇時々晴</text:p>
          </table:table-cell>
          <table:table-cell office:value-type="string" calcext:value-type="string">
            <text:p>201.svg</text:p>
          </table:table-cell>
          <table:table-cell table:formula="of:=VLOOKUP([.$C40];[$'気象庁-Google対応表'.$A$2:.$B$31];2;0)" office:value-type="string" office:string-value="mostly_cloudy" calcext:value-type="string">
            <text:p>mostly_cloudy</text:p>
          </table:table-cell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曇日中時々晴</text:p>
          </table:table-cell>
          <table:table-cell office:value-type="string" calcext:value-type="string">
            <text:p>201.svg</text:p>
          </table:table-cell>
          <table:table-cell table:formula="of:=VLOOKUP([.$C41];[$'気象庁-Google対応表'.$A$2:.$B$31];2;0)" office:value-type="string" office:string-value="mostly_cloudy" calcext:value-type="string">
            <text:p>mostly_cloudy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曇一時雨</text:p>
          </table:table-cell>
          <table:table-cell office:value-type="string" calcext:value-type="string">
            <text:p>202.svg</text:p>
          </table:table-cell>
          <table:table-cell table:formula="of:=VLOOKUP([.$C42];[$'気象庁-Google対応表'.$A$2:.$B$31];2;0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曇時々雨</text:p>
          </table:table-cell>
          <table:table-cell office:value-type="string" calcext:value-type="string">
            <text:p>202.svg</text:p>
          </table:table-cell>
          <table:table-cell table:formula="of:=VLOOKUP([.$C43];[$'気象庁-Google対応表'.$A$2:.$B$31];2;0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曇一時雨か雪</text:p>
          </table:table-cell>
          <table:table-cell office:value-type="string" calcext:value-type="string">
            <text:p>202.svg</text:p>
          </table:table-cell>
          <table:table-cell table:formula="of:=VLOOKUP([.$C44];[$'気象庁-Google対応表'.$A$2:.$B$31];2;0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曇時々雨か雪</text:p>
          </table:table-cell>
          <table:table-cell office:value-type="string" calcext:value-type="string">
            <text:p>202.svg</text:p>
          </table:table-cell>
          <table:table-cell table:formula="of:=VLOOKUP([.$C45];[$'気象庁-Google対応表'.$A$2:.$B$31];2;0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曇一時雨か雷雨</text:p>
          </table:table-cell>
          <table:table-cell office:value-type="string" calcext:value-type="string">
            <text:p>202.svg</text:p>
          </table:table-cell>
          <table:table-cell table:formula="of:=VLOOKUP([.$C46];[$'気象庁-Google対応表'.$A$2:.$B$31];2;0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曇朝夕一時雨</text:p>
          </table:table-cell>
          <table:table-cell office:value-type="string" calcext:value-type="string">
            <text:p>202.svg</text:p>
          </table:table-cell>
          <table:table-cell table:formula="of:=VLOOKUP([.$C47];[$'気象庁-Google対応表'.$A$2:.$B$31];2;0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21</text:p>
          </table:table-cell>
          <table:table-cell office:value-type="string" calcext:value-type="string">
            <text:p>曇朝の内一時雨</text:p>
          </table:table-cell>
          <table:table-cell office:value-type="string" calcext:value-type="string">
            <text:p>202.svg</text:p>
          </table:table-cell>
          <table:table-cell table:formula="of:=VLOOKUP([.$C48];[$'気象庁-Google対応表'.$A$2:.$B$31];2;0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曇時々雨で雷を伴う</text:p>
          </table:table-cell>
          <table:table-cell office:value-type="string" calcext:value-type="string">
            <text:p>202.svg</text:p>
          </table:table-cell>
          <table:table-cell table:formula="of:=VLOOKUP([.$C49];[$'気象庁-Google対応表'.$A$2:.$B$31];2;0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曇一時雪</text:p>
          </table:table-cell>
          <table:table-cell office:value-type="string" calcext:value-type="string">
            <text:p>204.svg</text:p>
          </table:table-cell>
          <table:table-cell table:formula="of:=VLOOKUP([.$C50];[$'気象庁-Google対応表'.$A$2:.$B$31];2;0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曇時々雪</text:p>
          </table:table-cell>
          <table:table-cell office:value-type="string" calcext:value-type="string">
            <text:p>204.svg</text:p>
          </table:table-cell>
          <table:table-cell table:formula="of:=VLOOKUP([.$C51];[$'気象庁-Google対応表'.$A$2:.$B$31];2;0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曇時々雪で雷を伴う</text:p>
          </table:table-cell>
          <table:table-cell office:value-type="string" calcext:value-type="string">
            <text:p>204.svg</text:p>
          </table:table-cell>
          <table:table-cell table:formula="of:=VLOOKUP([.$C52];[$'気象庁-Google対応表'.$A$2:.$B$31];2;0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曇一時雪か雨</text:p>
          </table:table-cell>
          <table:table-cell office:value-type="string" calcext:value-type="string">
            <text:p>204.svg</text:p>
          </table:table-cell>
          <table:table-cell table:formula="of:=VLOOKUP([.$C53];[$'気象庁-Google対応表'.$A$2:.$B$31];2;0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曇時々雪か雨</text:p>
          </table:table-cell>
          <table:table-cell office:value-type="string" calcext:value-type="string">
            <text:p>204.svg</text:p>
          </table:table-cell>
          <table:table-cell table:formula="of:=VLOOKUP([.$C54];[$'気象庁-Google対応表'.$A$2:.$B$31];2;0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曇後時々晴</text:p>
          </table:table-cell>
          <table:table-cell office:value-type="string" calcext:value-type="string">
            <text:p>210.svg</text:p>
          </table:table-cell>
          <table:table-cell table:formula="of:=VLOOKUP([.$C55];[$'気象庁-Google対応表'.$A$2:.$B$31];2;0)" office:value-type="string" office:string-value="mostly_cloudy" calcext:value-type="string">
            <text:p>mostly_cloudy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曇後晴</text:p>
          </table:table-cell>
          <table:table-cell office:value-type="string" calcext:value-type="string">
            <text:p>210.svg</text:p>
          </table:table-cell>
          <table:table-cell table:formula="of:=VLOOKUP([.$C56];[$'気象庁-Google対応表'.$A$2:.$B$31];2;0)" office:value-type="string" office:string-value="mostly_cloudy" calcext:value-type="string">
            <text:p>mostly_cloudy</text:p>
          </table:table-cell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曇後一時雨</text:p>
          </table:table-cell>
          <table:table-cell office:value-type="string" calcext:value-type="string">
            <text:p>212.svg</text:p>
          </table:table-cell>
          <table:table-cell table:formula="of:=VLOOKUP([.$C57];[$'気象庁-Google対応表'.$A$2:.$B$31];2;0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曇後時々雨</text:p>
          </table:table-cell>
          <table:table-cell office:value-type="string" calcext:value-type="string">
            <text:p>212.svg</text:p>
          </table:table-cell>
          <table:table-cell table:formula="of:=VLOOKUP([.$C58];[$'気象庁-Google対応表'.$A$2:.$B$31];2;0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曇後雨</text:p>
          </table:table-cell>
          <table:table-cell office:value-type="string" calcext:value-type="string">
            <text:p>212.svg</text:p>
          </table:table-cell>
          <table:table-cell table:formula="of:=VLOOKUP([.$C59];[$'気象庁-Google対応表'.$A$2:.$B$31];2;0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曇後雨か雪</text:p>
          </table:table-cell>
          <table:table-cell office:value-type="string" calcext:value-type="string">
            <text:p>212.svg</text:p>
          </table:table-cell>
          <table:table-cell table:formula="of:=VLOOKUP([.$C60];[$'気象庁-Google対応表'.$A$2:.$B$31];2;0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曇後雨か雷雨</text:p>
          </table:table-cell>
          <table:table-cell office:value-type="string" calcext:value-type="string">
            <text:p>212.svg</text:p>
          </table:table-cell>
          <table:table-cell table:formula="of:=VLOOKUP([.$C61];[$'気象庁-Google対応表'.$A$2:.$B$31];2;0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曇夕方一時雨</text:p>
          </table:table-cell>
          <table:table-cell office:value-type="string" calcext:value-type="string">
            <text:p>212.svg</text:p>
          </table:table-cell>
          <table:table-cell table:formula="of:=VLOOKUP([.$C62];[$'気象庁-Google対応表'.$A$2:.$B$31];2;0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曇昼頃から雨</text:p>
          </table:table-cell>
          <table:table-cell office:value-type="string" calcext:value-type="string">
            <text:p>212.svg</text:p>
          </table:table-cell>
          <table:table-cell table:formula="of:=VLOOKUP([.$C63];[$'気象庁-Google対応表'.$A$2:.$B$31];2;0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曇夕方から雨</text:p>
          </table:table-cell>
          <table:table-cell office:value-type="string" calcext:value-type="string">
            <text:p>212.svg</text:p>
          </table:table-cell>
          <table:table-cell table:formula="of:=VLOOKUP([.$C64];[$'気象庁-Google対応表'.$A$2:.$B$31];2;0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曇夜は雨</text:p>
          </table:table-cell>
          <table:table-cell office:value-type="string" calcext:value-type="string">
            <text:p>212.svg</text:p>
          </table:table-cell>
          <table:table-cell table:formula="of:=VLOOKUP([.$C65];[$'気象庁-Google対応表'.$A$2:.$B$31];2;0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曇後一時雪</text:p>
          </table:table-cell>
          <table:table-cell office:value-type="string" calcext:value-type="string">
            <text:p>215.svg</text:p>
          </table:table-cell>
          <table:table-cell table:formula="of:=VLOOKUP([.$C66];[$'気象庁-Google対応表'.$A$2:.$B$31];2;0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曇後時々雪</text:p>
          </table:table-cell>
          <table:table-cell office:value-type="string" calcext:value-type="string">
            <text:p>215.svg</text:p>
          </table:table-cell>
          <table:table-cell table:formula="of:=VLOOKUP([.$C67];[$'気象庁-Google対応表'.$A$2:.$B$31];2;0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曇後雪</text:p>
          </table:table-cell>
          <table:table-cell office:value-type="string" calcext:value-type="string">
            <text:p>215.svg</text:p>
          </table:table-cell>
          <table:table-cell table:formula="of:=VLOOKUP([.$C68];[$'気象庁-Google対応表'.$A$2:.$B$31];2;0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曇昼頃から雪</text:p>
          </table:table-cell>
          <table:table-cell office:value-type="string" calcext:value-type="string">
            <text:p>215.svg</text:p>
          </table:table-cell>
          <table:table-cell table:formula="of:=VLOOKUP([.$C69];[$'気象庁-Google対応表'.$A$2:.$B$31];2;0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曇夕方から雪</text:p>
          </table:table-cell>
          <table:table-cell office:value-type="string" calcext:value-type="string">
            <text:p>215.svg</text:p>
          </table:table-cell>
          <table:table-cell table:formula="of:=VLOOKUP([.$C70];[$'気象庁-Google対応表'.$A$2:.$B$31];2;0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曇夜は雪</text:p>
          </table:table-cell>
          <table:table-cell office:value-type="string" calcext:value-type="string">
            <text:p>215.svg</text:p>
          </table:table-cell>
          <table:table-cell table:formula="of:=VLOOKUP([.$C71];[$'気象庁-Google対応表'.$A$2:.$B$31];2;0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曇後雪か雨</text:p>
          </table:table-cell>
          <table:table-cell office:value-type="string" calcext:value-type="string">
            <text:p>215.svg</text:p>
          </table:table-cell>
          <table:table-cell table:formula="of:=VLOOKUP([.$C72];[$'気象庁-Google対応表'.$A$2:.$B$31];2;0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300.svg</text:p>
          </table:table-cell>
          <table:table-cell table:formula="of:=VLOOKUP([.$C73];[$'気象庁-Google対応表'.$A$2:.$B$31];2;0)" office:value-type="string" office:string-value="showers" calcext:value-type="string">
            <text:p>showers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雨か雪</text:p>
          </table:table-cell>
          <table:table-cell office:value-type="string" calcext:value-type="string">
            <text:p>300.svg</text:p>
          </table:table-cell>
          <table:table-cell table:formula="of:=VLOOKUP([.$C74];[$'気象庁-Google対応表'.$A$2:.$B$31];2;0)" office:value-type="string" office:string-value="showers" calcext:value-type="string">
            <text:p>showers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300.svg</text:p>
          </table:table-cell>
          <table:table-cell table:formula="of:=VLOOKUP([.$C75];[$'気象庁-Google対応表'.$A$2:.$B$31];2;0)" office:value-type="string" office:string-value="showers" calcext:value-type="string">
            <text:p>showers</text:p>
          </table:table-cell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雨一時強く降る</text:p>
          </table:table-cell>
          <table:table-cell office:value-type="string" calcext:value-type="string">
            <text:p>300.svg</text:p>
          </table:table-cell>
          <table:table-cell table:formula="of:=VLOOKUP([.$C76];[$'気象庁-Google対応表'.$A$2:.$B$31];2;0)" office:value-type="string" office:string-value="showers" calcext:value-type="string">
            <text:p>showers</text:p>
          </table:table-cell>
        </table:table-row>
        <table:table-row table:style-name="ro1">
          <table:table-cell office:value-type="string" calcext:value-type="string">
            <text:p>329</text:p>
          </table:table-cell>
          <table:table-cell office:value-type="string" calcext:value-type="string">
            <text:p>雨一時みぞれ</text:p>
          </table:table-cell>
          <table:table-cell office:value-type="string" calcext:value-type="string">
            <text:p>300.svg</text:p>
          </table:table-cell>
          <table:table-cell table:formula="of:=VLOOKUP([.$C77];[$'気象庁-Google対応表'.$A$2:.$B$31];2;0)" office:value-type="string" office:string-value="showers" calcext:value-type="string">
            <text:p>showers</text:p>
          </table:table-cell>
        </table:table-row>
        <table:table-row table:style-name="ro1">
          <table:table-cell office:value-type="string" calcext:value-type="string">
            <text:p>350</text:p>
          </table:table-cell>
          <table:table-cell office:value-type="string" calcext:value-type="string">
            <text:p>雨で雷を伴う</text:p>
          </table:table-cell>
          <table:table-cell office:value-type="string" calcext:value-type="string">
            <text:p>300.svg</text:p>
          </table:table-cell>
          <table:table-cell table:formula="of:=VLOOKUP([.$C78];[$'気象庁-Google対応表'.$A$2:.$B$31];2;0)" office:value-type="string" office:string-value="showers" calcext:value-type="string">
            <text:p>showers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雨時々晴</text:p>
          </table:table-cell>
          <table:table-cell office:value-type="string" calcext:value-type="string">
            <text:p>301.svg</text:p>
          </table:table-cell>
          <table:table-cell table:formula="of:=VLOOKUP([.$C79];[$'気象庁-Google対応表'.$A$2:.$B$31];2;0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雨時々止む</text:p>
          </table:table-cell>
          <table:table-cell office:value-type="string" calcext:value-type="string">
            <text:p>302.svg</text:p>
          </table:table-cell>
          <table:table-cell table:formula="of:=VLOOKUP([.$C80];[$'気象庁-Google対応表'.$A$2:.$B$31];2;0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雨時々雪</text:p>
          </table:table-cell>
          <table:table-cell office:value-type="string" calcext:value-type="string">
            <text:p>303.svg</text:p>
          </table:table-cell>
          <table:table-cell table:formula="of:=VLOOKUP([.$C81];[$'気象庁-Google対応表'.$A$2:.$B$31];2;0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雨一時雪</text:p>
          </table:table-cell>
          <table:table-cell office:value-type="string" calcext:value-type="string">
            <text:p>303.svg</text:p>
          </table:table-cell>
          <table:table-cell table:formula="of:=VLOOKUP([.$C82];[$'気象庁-Google対応表'.$A$2:.$B$31];2;0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雨朝晩一時雪</text:p>
          </table:table-cell>
          <table:table-cell office:value-type="string" calcext:value-type="string">
            <text:p>303.svg</text:p>
          </table:table-cell>
          <table:table-cell table:formula="of:=VLOOKUP([.$C83];[$'気象庁-Google対応表'.$A$2:.$B$31];2;0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雨で暴風を伴う</text:p>
          </table:table-cell>
          <table:table-cell office:value-type="string" calcext:value-type="string">
            <text:p>308.svg</text:p>
          </table:table-cell>
          <table:table-cell table:formula="of:=VLOOKUP([.$C84];[$'気象庁-Google対応表'.$A$2:.$B$31];2;0)" office:value-type="string" office:string-value="heavy" calcext:value-type="string">
            <text:p>heavy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雨後晴</text:p>
          </table:table-cell>
          <table:table-cell office:value-type="string" calcext:value-type="string">
            <text:p>311.svg</text:p>
          </table:table-cell>
          <table:table-cell table:formula="of:=VLOOKUP([.$C85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雨か雪後晴</text:p>
          </table:table-cell>
          <table:table-cell office:value-type="string" calcext:value-type="string">
            <text:p>311.svg</text:p>
          </table:table-cell>
          <table:table-cell table:formula="of:=VLOOKUP([.$C86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朝の内雨後晴</text:p>
          </table:table-cell>
          <table:table-cell office:value-type="string" calcext:value-type="string">
            <text:p>311.svg</text:p>
          </table:table-cell>
          <table:table-cell table:formula="of:=VLOOKUP([.$C87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雨昼頃から晴</text:p>
          </table:table-cell>
          <table:table-cell office:value-type="string" calcext:value-type="string">
            <text:p>311.svg</text:p>
          </table:table-cell>
          <table:table-cell table:formula="of:=VLOOKUP([.$C88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雨夕方から晴</text:p>
          </table:table-cell>
          <table:table-cell office:value-type="string" calcext:value-type="string">
            <text:p>311.svg</text:p>
          </table:table-cell>
          <table:table-cell table:formula="of:=VLOOKUP([.$C89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雨夜は晴</text:p>
          </table:table-cell>
          <table:table-cell office:value-type="string" calcext:value-type="string">
            <text:p>311.svg</text:p>
          </table:table-cell>
          <table:table-cell table:formula="of:=VLOOKUP([.$C90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雨後曇</text:p>
          </table:table-cell>
          <table:table-cell office:value-type="string" calcext:value-type="string">
            <text:p>313.svg</text:p>
          </table:table-cell>
          <table:table-cell table:formula="of:=VLOOKUP([.$C91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雨か雪後曇</text:p>
          </table:table-cell>
          <table:table-cell office:value-type="string" calcext:value-type="string">
            <text:p>313.svg</text:p>
          </table:table-cell>
          <table:table-cell table:formula="of:=VLOOKUP([.$C92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朝の内雨後曇</text:p>
          </table:table-cell>
          <table:table-cell office:value-type="string" calcext:value-type="string">
            <text:p>313.svg</text:p>
          </table:table-cell>
          <table:table-cell table:formula="of:=VLOOKUP([.$C93];[$'気象庁-Google対応表'.$A$2:.$B$31];2;0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雨後時々雪</text:p>
          </table:table-cell>
          <table:table-cell office:value-type="string" calcext:value-type="string">
            <text:p>314.svg</text:p>
          </table:table-cell>
          <table:table-cell table:formula="of:=VLOOKUP([.$C94];[$'気象庁-Google対応表'.$A$2:.$B$31];2;0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雨後雪</text:p>
          </table:table-cell>
          <table:table-cell office:value-type="string" calcext:value-type="string">
            <text:p>314.svg</text:p>
          </table:table-cell>
          <table:table-cell table:formula="of:=VLOOKUP([.$C95];[$'気象庁-Google対応表'.$A$2:.$B$31];2;0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雨夕方から雪</text:p>
          </table:table-cell>
          <table:table-cell office:value-type="string" calcext:value-type="string">
            <text:p>314.svg</text:p>
          </table:table-cell>
          <table:table-cell table:formula="of:=VLOOKUP([.$C96];[$'気象庁-Google対応表'.$A$2:.$B$31];2;0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雨夜は雪</text:p>
          </table:table-cell>
          <table:table-cell office:value-type="string" calcext:value-type="string">
            <text:p>314.svg</text:p>
          </table:table-cell>
          <table:table-cell table:formula="of:=VLOOKUP([.$C97];[$'気象庁-Google対応表'.$A$2:.$B$31];2;0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雪か雨</text:p>
          </table:table-cell>
          <table:table-cell office:value-type="string" calcext:value-type="string">
            <text:p>400.svg</text:p>
          </table:table-cell>
          <table:table-cell table:formula="of:=VLOOKUP([.$C98];[$'気象庁-Google対応表'.$A$2:.$B$31];2;0)" office:value-type="string" office:string-value="snow_showers" calcext:value-type="string">
            <text:p>snow_showers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400.svg</text:p>
          </table:table-cell>
          <table:table-cell table:formula="of:=VLOOKUP([.$C99];[$'気象庁-Google対応表'.$A$2:.$B$31];2;0)" office:value-type="string" office:string-value="snow_showers" calcext:value-type="string">
            <text:p>snow_showers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大雪</text:p>
          </table:table-cell>
          <table:table-cell office:value-type="string" calcext:value-type="string">
            <text:p>400.svg</text:p>
          </table:table-cell>
          <table:table-cell table:formula="of:=VLOOKUP([.$C100];[$'気象庁-Google対応表'.$A$2:.$B$31];2;0)" office:value-type="string" office:string-value="snow_showers" calcext:value-type="string">
            <text:p>snow_showers</text:p>
          </table:table-cell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雪一時強く降る</text:p>
          </table:table-cell>
          <table:table-cell office:value-type="string" calcext:value-type="string">
            <text:p>400.svg</text:p>
          </table:table-cell>
          <table:table-cell table:formula="of:=VLOOKUP([.$C101];[$'気象庁-Google対応表'.$A$2:.$B$31];2;0)" office:value-type="string" office:string-value="snow_showers" calcext:value-type="string">
            <text:p>snow_showers</text:p>
          </table:table-cell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雪後みぞれ</text:p>
          </table:table-cell>
          <table:table-cell office:value-type="string" calcext:value-type="string">
            <text:p>400.svg</text:p>
          </table:table-cell>
          <table:table-cell table:formula="of:=VLOOKUP([.$C102];[$'気象庁-Google対応表'.$A$2:.$B$31];2;0)" office:value-type="string" office:string-value="snow_showers" calcext:value-type="string">
            <text:p>snow_showers</text:p>
          </table:table-cell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雪一時みぞれ</text:p>
          </table:table-cell>
          <table:table-cell office:value-type="string" calcext:value-type="string">
            <text:p>400.svg</text:p>
          </table:table-cell>
          <table:table-cell table:formula="of:=VLOOKUP([.$C103];[$'気象庁-Google対応表'.$A$2:.$B$31];2;0)" office:value-type="string" office:string-value="snow_showers" calcext:value-type="string">
            <text:p>snow_showers</text:p>
          </table:table-cell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雪で雷を伴う</text:p>
          </table:table-cell>
          <table:table-cell office:value-type="string" calcext:value-type="string">
            <text:p>400.svg</text:p>
          </table:table-cell>
          <table:table-cell table:formula="of:=VLOOKUP([.$C104];[$'気象庁-Google対応表'.$A$2:.$B$31];2;0)" office:value-type="string" office:string-value="snow_showers" calcext:value-type="string">
            <text:p>snow_showers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雪時々晴</text:p>
          </table:table-cell>
          <table:table-cell office:value-type="string" calcext:value-type="string">
            <text:p>401.svg</text:p>
          </table:table-cell>
          <table:table-cell table:formula="of:=VLOOKUP([.$C105];[$'気象庁-Google対応表'.$A$2:.$B$31];2;0)" office:value-type="string" office:string-value="flurries" calcext:value-type="string">
            <text:p>flurries</text:p>
          </table:table-cell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雪時々止む</text:p>
          </table:table-cell>
          <table:table-cell office:value-type="string" calcext:value-type="string">
            <text:p>402.svg</text:p>
          </table:table-cell>
          <table:table-cell table:formula="of:=VLOOKUP([.$C106];[$'気象庁-Google対応表'.$A$2:.$B$31];2;0)" office:value-type="string" office:string-value="flurries" calcext:value-type="string">
            <text:p>flurries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雪時々雨</text:p>
          </table:table-cell>
          <table:table-cell office:value-type="string" calcext:value-type="string">
            <text:p>403.svg</text:p>
          </table:table-cell>
          <table:table-cell table:formula="of:=VLOOKUP([.$C107];[$'気象庁-Google対応表'.$A$2:.$B$31];2;0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雪一時雨</text:p>
          </table:table-cell>
          <table:table-cell office:value-type="string" calcext:value-type="string">
            <text:p>403.svg</text:p>
          </table:table-cell>
          <table:table-cell table:formula="of:=VLOOKUP([.$C108];[$'気象庁-Google対応表'.$A$2:.$B$31];2;0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風雪強い</text:p>
          </table:table-cell>
          <table:table-cell office:value-type="string" calcext:value-type="string">
            <text:p>406.svg</text:p>
          </table:table-cell>
          <table:table-cell table:formula="of:=VLOOKUP([.$C109];[$'気象庁-Google対応表'.$A$2:.$B$31];2;0)" office:value-type="string" office:string-value="blowing_snow" calcext:value-type="string">
            <text:p>blowing_snow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暴風雪</text:p>
          </table:table-cell>
          <table:table-cell office:value-type="string" calcext:value-type="string">
            <text:p>406.svg</text:p>
          </table:table-cell>
          <table:table-cell table:formula="of:=VLOOKUP([.$C110];[$'気象庁-Google対応表'.$A$2:.$B$31];2;0)" office:value-type="string" office:string-value="blowing_snow" calcext:value-type="string">
            <text:p>blowing_snow</text:p>
          </table:table-cell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雪か雨後晴</text:p>
          </table:table-cell>
          <table:table-cell office:value-type="string" calcext:value-type="string">
            <text:p>411.svg</text:p>
          </table:table-cell>
          <table:table-cell table:formula="of:=VLOOKUP([.$C111];[$'気象庁-Google対応表'.$A$2:.$B$31];2;0)" office:value-type="string" office:string-value="flurries" calcext:value-type="string">
            <text:p>flurries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雪後晴</text:p>
          </table:table-cell>
          <table:table-cell office:value-type="string" calcext:value-type="string">
            <text:p>411.svg</text:p>
          </table:table-cell>
          <table:table-cell table:formula="of:=VLOOKUP([.$C112];[$'気象庁-Google対応表'.$A$2:.$B$31];2;0)" office:value-type="string" office:string-value="flurries" calcext:value-type="string">
            <text:p>flurries</text:p>
          </table:table-cell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朝の内雪後晴</text:p>
          </table:table-cell>
          <table:table-cell office:value-type="string" calcext:value-type="string">
            <text:p>411.svg</text:p>
          </table:table-cell>
          <table:table-cell table:formula="of:=VLOOKUP([.$C113];[$'気象庁-Google対応表'.$A$2:.$B$31];2;0)" office:value-type="string" office:string-value="flurries" calcext:value-type="string">
            <text:p>flurries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雪か雨後曇</text:p>
          </table:table-cell>
          <table:table-cell office:value-type="string" calcext:value-type="string">
            <text:p>413.svg</text:p>
          </table:table-cell>
          <table:table-cell table:formula="of:=VLOOKUP([.$C114];[$'気象庁-Google対応表'.$A$2:.$B$31];2;0)" office:value-type="string" office:string-value="flurries" calcext:value-type="string">
            <text:p>flurries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雪後曇</text:p>
          </table:table-cell>
          <table:table-cell office:value-type="string" calcext:value-type="string">
            <text:p>413.svg</text:p>
          </table:table-cell>
          <table:table-cell table:formula="of:=VLOOKUP([.$C115];[$'気象庁-Google対応表'.$A$2:.$B$31];2;0)" office:value-type="string" office:string-value="flurries" calcext:value-type="string">
            <text:p>flurries</text:p>
          </table:table-cell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朝の内雪後曇</text:p>
          </table:table-cell>
          <table:table-cell office:value-type="string" calcext:value-type="string">
            <text:p>413.svg</text:p>
          </table:table-cell>
          <table:table-cell table:formula="of:=VLOOKUP([.$C116];[$'気象庁-Google対応表'.$A$2:.$B$31];2;0)" office:value-type="string" office:string-value="flurries" calcext:value-type="string">
            <text:p>flurries</text:p>
          </table:table-cell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雪後雨</text:p>
          </table:table-cell>
          <table:table-cell office:value-type="string" calcext:value-type="string">
            <text:p>414.svg</text:p>
          </table:table-cell>
          <table:table-cell table:formula="of:=VLOOKUP([.$C117];[$'気象庁-Google対応表'.$A$2:.$B$31];2;0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雪昼頃から雨</text:p>
          </table:table-cell>
          <table:table-cell office:value-type="string" calcext:value-type="string">
            <text:p>414.svg</text:p>
          </table:table-cell>
          <table:table-cell table:formula="of:=VLOOKUP([.$C118];[$'気象庁-Google対応表'.$A$2:.$B$31];2;0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雪夕方から雨</text:p>
          </table:table-cell>
          <table:table-cell office:value-type="string" calcext:value-type="string">
            <text:p>414.svg</text:p>
          </table:table-cell>
          <table:table-cell table:formula="of:=VLOOKUP([.$C119];[$'気象庁-Google対応表'.$A$2:.$B$31];2;0)" office:value-type="string" office:string-value="wintry_mix" calcext:value-type="string">
            <text:p>wintry_mix</text:p>
          </table:table-cell>
        </table:table-row>
      </table:table>
      <table:table table:name="気象庁-Google対応表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con</text:p>
          </table:table-cell>
          <table:table-cell office:value-type="string" calcext:value-type="string">
            <text:p>Google</text:p>
          </table:table-cell>
        </table:table-row>
        <table:table-row table:style-name="ro1">
          <table:table-cell office:value-type="string" calcext:value-type="string">
            <text:p>406.svg</text:p>
          </table:table-cell>
          <table:table-cell office:value-type="string" calcext:value-type="string">
            <text:p>blowing_snow</text:p>
          </table:table-cell>
        </table:table-row>
        <table:table-row table:style-name="ro1">
          <table:table-cell office:value-type="string" calcext:value-type="string">
            <text:p>200.svg</text:p>
          </table:table-cell>
          <table:table-cell office:value-type="string" calcext:value-type="string">
            <text:p>cloudy</text:p>
          </table:table-cell>
        </table:table-row>
        <table:table-row table:style-name="ro1">
          <table:table-cell office:value-type="string" calcext:value-type="string">
            <text:p>102.svg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string" calcext:value-type="string">
            <text:p>112.svg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string" calcext:value-type="string">
            <text:p>311.svg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string" calcext:value-type="string">
            <text:p>313.svg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string" calcext:value-type="string">
            <text:p>401.svg</text:p>
          </table:table-cell>
          <table:table-cell office:value-type="string" calcext:value-type="string">
            <text:p>flurries</text:p>
          </table:table-cell>
        </table:table-row>
        <table:table-row table:style-name="ro1">
          <table:table-cell office:value-type="string" calcext:value-type="string">
            <text:p>402.svg</text:p>
          </table:table-cell>
          <table:table-cell office:value-type="string" calcext:value-type="string">
            <text:p>flurries</text:p>
          </table:table-cell>
        </table:table-row>
        <table:table-row table:style-name="ro1">
          <table:table-cell office:value-type="string" calcext:value-type="string">
            <text:p>411.svg</text:p>
          </table:table-cell>
          <table:table-cell office:value-type="string" calcext:value-type="string">
            <text:p>flurries</text:p>
          </table:table-cell>
        </table:table-row>
        <table:table-row table:style-name="ro1">
          <table:table-cell office:value-type="string" calcext:value-type="string">
            <text:p>413.svg</text:p>
          </table:table-cell>
          <table:table-cell office:value-type="string" calcext:value-type="string">
            <text:p>flurries</text:p>
          </table:table-cell>
        </table:table-row>
        <table:table-row table:style-name="ro1">
          <table:table-cell office:value-type="string" calcext:value-type="string">
            <text:p>308.svg</text:p>
          </table:table-cell>
          <table:table-cell office:value-type="string" calcext:value-type="string">
            <text:p>heavy</text:p>
          </table:table-cell>
        </table:table-row>
        <table:table-row table:style-name="ro1">
          <table:table-cell office:value-type="string" calcext:value-type="string">
            <text:p>110.svg</text:p>
          </table:table-cell>
          <table:table-cell office:value-type="string" calcext:value-type="string">
            <text:p>mostly_cloudy</text:p>
          </table:table-cell>
        </table:table-row>
        <table:table-row table:style-name="ro1">
          <table:table-cell office:value-type="string" calcext:value-type="string">
            <text:p>201.svg</text:p>
          </table:table-cell>
          <table:table-cell office:value-type="string" calcext:value-type="string">
            <text:p>mostly_cloudy</text:p>
          </table:table-cell>
        </table:table-row>
        <table:table-row table:style-name="ro1">
          <table:table-cell office:value-type="string" calcext:value-type="string">
            <text:p>210.svg</text:p>
          </table:table-cell>
          <table:table-cell office:value-type="string" calcext:value-type="string">
            <text:p>mostly_cloudy</text:p>
          </table:table-cell>
        </table:table-row>
        <table:table-row table:style-name="ro1">
          <table:table-cell office:value-type="string" calcext:value-type="string">
            <text:p>101.svg</text:p>
          </table:table-cell>
          <table:table-cell office:value-type="string" calcext:value-type="string">
            <text:p>mostly_sunny</text:p>
          </table:table-cell>
        </table:table-row>
        <table:table-row table:style-name="ro1">
          <table:table-cell office:value-type="string" calcext:value-type="string">
            <text:p>202.svg</text:p>
          </table:table-cell>
          <table:table-cell office:value-type="string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12.svg</text:p>
          </table:table-cell>
          <table:table-cell office:value-type="string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301.svg</text:p>
          </table:table-cell>
          <table:table-cell office:value-type="string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302.svg</text:p>
          </table:table-cell>
          <table:table-cell office:value-type="string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104.svg</text:p>
          </table:table-cell>
          <table:table-cell office:value-type="string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115.svg</text:p>
          </table:table-cell>
          <table:table-cell office:value-type="string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204.svg</text:p>
          </table:table-cell>
          <table:table-cell office:value-type="string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215.svg</text:p>
          </table:table-cell>
          <table:table-cell office:value-type="string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300.svg</text:p>
          </table:table-cell>
          <table:table-cell office:value-type="string" calcext:value-type="string">
            <text:p>showers</text:p>
          </table:table-cell>
        </table:table-row>
        <table:table-row table:style-name="ro1">
          <table:table-cell office:value-type="string" calcext:value-type="string">
            <text:p>400.svg</text:p>
          </table:table-cell>
          <table:table-cell office:value-type="string" calcext:value-type="string">
            <text:p>snow_showers</text:p>
          </table:table-cell>
        </table:table-row>
        <table:table-row table:style-name="ro1">
          <table:table-cell office:value-type="string" calcext:value-type="string">
            <text:p>100.svg</text:p>
          </table:table-cell>
          <table:table-cell office:value-type="string" calcext:value-type="string">
            <text:p>sunny</text:p>
          </table:table-cell>
        </table:table-row>
        <table:table-row table:style-name="ro1">
          <table:table-cell office:value-type="string" calcext:value-type="string">
            <text:p>303.svg</text:p>
          </table:table-cell>
          <table:table-cell office:value-type="string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14.svg</text:p>
          </table:table-cell>
          <table:table-cell office:value-type="string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403.svg</text:p>
          </table:table-cell>
          <table:table-cell office:value-type="string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414.svg</text:p>
          </table:table-cell>
          <table:table-cell office:value-type="string" calcext:value-type="string">
            <text:p>wintry_mix</text:p>
          </table:table-cell>
        </table:table-row>
      </table:table>
      <table:named-expressions/>
      <table:database-ranges>
        <table:database-range table:name="__Anonymous_Sheet_DB__0" table:target-range-address="'Forecast.Const.TELOPS'.A1:'Forecast.Const.TELOPS'.D119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'気象庁-Google対応表'.A2:'気象庁-Google対応表'.B31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00/00/00</text:date>, <text:time style:data-style-name="N2" text:time-value="16:56:42.1606067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3T13:16:45.011213000</meta:creation-date>
    <meta:generator>LibreOffice/25.2.5.2$Windows_X86_64 LibreOffice_project/03d19516eb2e1dd5d4ccd751a0d6f35f35e08022</meta:generator>
    <dc:date>2025-09-08T17:02:07.500234800</dc:date>
    <meta:editing-duration>P1DT9H56M31S</meta:editing-duration>
    <meta:editing-cycles>3</meta:editing-cycles>
    <meta:document-statistic meta:table-count="2" meta:cell-count="538" meta:object-count="0"/>
  </office:meta>
</office:document-meta>
</file>